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" svg:font-family="'Bitstream Vera Sans'"/>
    <style:font-face style:name="Lucida Sans" svg:font-family="'Lucida Sans'"/>
    <style:font-face style:name="Conga" svg:font-family="Conga" style:font-pitch="variable"/>
    <style:font-face style:name="Mincho" svg:font-family="Mincho" style:font-pitch="variable"/>
    <style:font-face style:name="Tahoma" svg:font-family="Tahoma" style:font-pitch="variable"/>
    <style:font-face style:name="Helvetica1" svg:font-family="Helvetica" style:font-adornments="Fett" style:font-family-generic="swiss" style:font-pitch="variable"/>
    <style:font-face style:name="Helvetica" svg:font-family="Helvetica" style:font-adornments="Standard" style:font-family-generic="swiss" style:font-pitch="variable"/>
  </office:font-face-decls>
  <office:automatic-styles>
    <style:style style:name="Tabelle1" style:family="table">
      <style:table-properties style:width="16.401cm" fo:margin-left="0.099cm" fo:margin-right="0.002cm" table:align="margins"/>
    </style:style>
    <style:style style:name="Tabelle1.A" style:family="table-column">
      <style:table-column-properties style:column-width="4.101cm" style:rel-column-width="16385*"/>
    </style:style>
    <style:style style:name="Tabelle1.D" style:family="table-column">
      <style:table-column-properties style:column-width="4.099cm" style:rel-column-width="16380*"/>
    </style:style>
    <style:style style:name="Tabelle1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elle1.A2" style:family="table-cell">
      <style:table-cell-properties fo:background-color="transparent" fo:padding="0cm" fo:border="none">
        <style:background-image/>
      </style:table-cell-properties>
    </style:style>
    <style:style style:name="Tabelle1.B2" style:family="table-cell">
      <style:table-cell-properties fo:background-color="transparent" fo:padding="0cm" fo:border="none">
        <style:background-image/>
      </style:table-cell-properties>
    </style:style>
    <style:style style:name="Tabelle1.C2" style:family="table-cell">
      <style:table-cell-properties fo:background-color="transparent" fo:padding="0cm" fo:border="none">
        <style:background-image/>
      </style:table-cell-properties>
    </style:style>
    <style:style style:name="Tabelle1.D2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ender" style:master-page-name="First_20_Page">
      <style:paragraph-properties style:page-number="auto"/>
      <style:text-properties fo:font-size="12pt" style:font-size-asian="12pt" style:font-size-complex="12pt"/>
    </style:style>
    <style:style style:name="T1" style:family="text">
      <style:text-properties style:font-name="Helvetica" style:font-name-asian="Helvetica" style:font-name-complex="Helvetica"/>
    </style:style>
    <style:style style:name="fr1" style:family="graphic" style:parent-style-name="Frame">
      <style:graphic-properties style:protect="size position" style:wrap="none" style:vertical-pos="from-top" style:vertical-rel="page" style:horizontal-pos="from-left" style:horizontal-rel="page" fo:padding="0.049cm" fo:border-left="none" fo:border-right="none" fo:border-top="0.06pt solid #000000" fo:border-bottom="none"/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.049cm" fo:border-left="none" fo:border-right="none" fo:border-top="0.06pt solid #000000" fo:border-bottom="none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center" style:horizontal-rel="page-content" fo:background-color="transparent" draw:fill="none" draw:fill-color="#ffffff" style:editable="false" loext:rel-width-rel="paragraph">
        <style:columns fo:column-count="1" fo:column-gap="0cm"/>
      </style:graphic-properties>
    </style:style>
    <style:style style:name="fr4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>
        <style:columns fo:column-count="1" fo:column-gap="0cm"/>
      </style:graphic-properties>
    </style:style>
    <style:style style:name="fr5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alzmarke C5" text:anchor-type="page" text:anchor-page-number="1" svg:x="0.7cm" svg:y="14.499cm" svg:width="0.699cm" draw:z-index="4">
        <draw:text-box fo:min-height="0.499cm">
          <text:p text:style-name="Standard"/>
        </draw:text-box>
      </draw:frame>
      <draw:frame draw:style-name="fr2" draw:name="Rahmen1" text:anchor-type="page" text:anchor-page-number="1" svg:x="0.6cm" svg:y="10.4cm" svg:width="0.497cm" draw:z-index="3">
        <draw:text-box fo:min-height="0.499cm">
          <text:p text:style-name="Standard"/>
        </draw:text-box>
      </draw:frame>
      <draw:frame draw:style-name="fr3" draw:name="Rahmen5" text:anchor-type="page" text:anchor-page-number="1" svg:y="9.64cm" svg:width="16.499cm" style:rel-width="100%" svg:height="0.9cm" draw:z-index="2">
        <draw:text-box>
          <table:table table:name="Tabelle1" table:style-name="Tabelle1">
            <table:table-column table:style-name="Tabelle1.A" table:number-columns-repeated="3"/>
            <table:table-column table:style-name="Tabelle1.D"/>
            <table:table-row>
              <table:table-cell table:style-name="Tabelle1.A1" office:value-type="string">
                <text:p text:style-name="Table_20_Heading">Ihre Zeichen</text:p>
              </table:table-cell>
              <table:table-cell table:style-name="Tabelle1.A1" office:value-type="string">
                <text:p text:style-name="Table_20_Heading">Ihre Nachricht vom</text:p>
              </table:table-cell>
              <table:table-cell table:style-name="Tabelle1.A1" office:value-type="string">
                <text:p text:style-name="Table_20_Heading">Meine Nachricht vom</text:p>
              </table:table-cell>
              <table:table-cell table:style-name="Tabelle1.A1" office:value-type="string">
                <text:p text:style-name="Table_20_Heading">Datum</text:p>
              </table:table-cell>
            </table:table-row>
            <table:table-row>
              <table:table-cell table:style-name="Tabelle1.C2" office:value-type="string">
                <text:p text:style-name="Table_20_Contents"><text:placeholder text:placeholder-type="text">&lt;Referenz&gt;</text:placeholder></text:p>
              </table:table-cell>
              <table:table-cell table:style-name="Tabelle1.C2" office:value-type="string">
                <text:p text:style-name="Table_20_Contents"><text:placeholder text:placeholder-type="text">&lt;Referenz&gt;</text:placeholder></text:p>
              </table:table-cell>
              <table:table-cell table:style-name="Tabelle1.C2" office:value-type="string">
                <text:p text:style-name="Table_20_Contents"><text:placeholder text:placeholder-type="text">&lt;Referenz&gt;</text:placeholder></text:p>
              </table:table-cell>
              <table:table-cell table:style-name="Tabelle1.D2" office:value-type="string">
                <text:p text:style-name="Table_20_Contents"><text:date style:data-style-name="N84" text:date-value="2005-11-29T21:28:40.990000152" text:fixed="true">2005-11-29</text:date></text:p>
              </table:table-cell>
            </table:table-row>
          </table:table>
          <text:p text:style-name="P1"/>
        </draw:text-box>
      </draw:frame>
      <draw:frame draw:style-name="fr4" draw:name="Rahmen2" text:anchor-type="page" text:anchor-page-number="1" svg:x="2cm" svg:y="5.369cm" svg:width="8.498cm" svg:height="3.477cm" draw:z-index="1">
        <draw:text-box>
          <text:p text:style-name="Addressee"/>
          <text:p text:style-name="Addressee"/>
          <text:p text:style-name="Addressee"><text:placeholder text:placeholder-type="text">&lt;Name&gt;</text:placeholder></text:p>
          <text:p text:style-name="Addressee"><text:placeholder text:placeholder-type="text">&lt;Adresszusatz&gt;</text:placeholder></text:p>
          <text:p text:style-name="Addressee"><text:placeholder text:placeholder-type="text">&lt;Straße oder Postfach&gt;</text:placeholder></text:p>
          <text:p text:style-name="Addressee"><text:placeholder text:placeholder-type="text">&lt;PLZ, Ort&gt;</text:placeholder></text:p>
          <text:p text:style-name="Addressee"/>
        </draw:text-box>
      </draw:frame>
      <draw:frame draw:style-name="fr5" draw:name="Rahmen6" text:anchor-type="page" text:anchor-page-number="1" svg:x="2cm" svg:y="4.9cm" svg:width="8.467cm" draw:z-index="0">
        <draw:text-box fo:min-height="0.39cm">
          <text:p text:style-name="Frame_20_contents"><text:sender-firstname text:fixed="false">Rüdiger</text:sender-firstname> <text:sender-lastname text:fixed="false">Bode</text:sender-lastname> <text:span text:style-name="T1">• </text:span><text:sender-street text:fixed="false"/> <text:span text:style-name="T1">• </text:span><text:sender-postal-code text:fixed="false"/><text:span text:style-name="T1"> </text:span><text:sender-city text:fixed="false"/></text:p>
        </draw:text-box>
      </draw:frame>
      <text:p text:style-name="P2"><text:sender-firstname text:fixed="false">Rüdiger</text:sender-firstname><text:s/><text:sender-lastname text:fixed="false">Bode</text:sender-lastname></text:p>
      <text:p text:style-name="Sender"><text:sender-street text:fixed="false"/></text:p>
      <text:p text:style-name="Sender"><text:sender-postal-code text:fixed="false"/> <text:sender-city text:fixed="false"/></text:p>
      <text:p text:style-name="Sender">Tel.: <text:sender-phone-private text:fixed="false"/></text:p>
      <text:p text:style-name="Sender">E-Mail: <text:sender-email text:fixed="false"/></text:p>
      <text:p text:style-name="Send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placeholder text:placeholder-type="text">&lt;Betreff&gt;</text:placeholder></text:p>
      <text:p text:style-name="Text_20_body">Sehr geehrte Damen und Herren,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" svg:font-family="'Bitstream Vera Sans'"/>
    <style:font-face style:name="Lucida Sans" svg:font-family="'Lucida Sans'"/>
    <style:font-face style:name="Conga" svg:font-family="Conga" style:font-pitch="variable"/>
    <style:font-face style:name="Mincho" svg:font-family="Mincho" style:font-pitch="variable"/>
    <style:font-face style:name="Tahoma" svg:font-family="Tahoma" style:font-pitch="variable"/>
    <style:font-face style:name="Helvetica1" svg:font-family="Helvetica" style:font-adornments="Fett" style:font-family-generic="swiss" style:font-pitch="variable"/>
    <style:font-face style:name="Helvetica" svg:font-family="Helvetica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Sans" fo:font-size="12pt" fo:language="de" fo:country="D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Sans" fo:font-size="12pt" fo:language="de" fo:country="D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Helvetica" fo:font-family="Helvetica" style:font-style-name="Standard" style:font-family-generic="swiss" style:font-pitch="variable" fo:font-weight="normal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15%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Conga" fo:font-family="Conga" style:font-pitch="variable" fo:font-size="6pt" style:text-underline-style="solid" style:text-underline-width="auto" style:text-underline-color="font-color" style:font-size-asian="6pt"/>
    </style:style>
    <style:style style:name="List" style:family="paragraph" style:parent-style-name="Text_20_body" style:class="list">
      <style:text-properties style:font-name="Lucida Sans" fo:font-family="'Lucida San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19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>
        <style:tab-stops/>
      </style:paragraph-properties>
      <style:text-properties style:font-name="Helvetica" fo:font-family="Helvetica" style:font-style-name="Standard" style:font-family-generic="swiss" style:font-pitch="variable" fo:font-size="10pt" fo:font-weight="normal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style:font-name="Helvetica1" fo:font-family="Helvetica" style:font-style-name="Fett" style:font-family-generic="swiss" style:font-pitch="variable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Sans" fo:font-family="'Lucida Sans'"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 style:master-page-name="">
      <style:paragraph-properties fo:margin-top="0cm" fo:margin-bottom="0cm" loext:contextual-spacing="false" fo:line-height="100%" style:page-number="auto" fo:padding="0.049cm" fo:border-left="none" fo:border-right="none" fo:border-top="none" fo:border-bottom="0.06pt solid #000000"/>
      <style:text-properties style:font-name="Helvetica" fo:font-family="Helvetica" style:font-style-name="Standard" style:font-family-generic="swiss" style:font-pitch="variable" fo:font-size="8pt" fo:font-weight="normal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  <style:text-properties style:font-name="Helvetica" fo:font-family="Helvetica" style:font-style-name="Standard" style:font-family-generic="swiss" style:font-pitch="variable" fo:font-weight="normal"/>
    </style:style>
    <style:style style:name="Sender" style:family="paragraph" style:parent-style-name="Standard" style:class="extra" style:master-page-name="">
      <loext:graphic-properties draw:fill="none" draw:fill-color="#99ccff"/>
      <style:paragraph-properties fo:margin-top="0cm" fo:margin-bottom="0cm" loext:contextual-spacing="false" style:page-number="auto" fo:background-color="transparent" text:number-lines="false" text:line-number="0">
        <style:tab-stops/>
      </style:paragraph-properties>
      <style:text-properties fo:font-size="11pt"/>
    </style:style>
    <style:style style:name="Index" style:family="paragraph" style:parent-style-name="Standard" style:class="index">
      <style:paragraph-properties text:number-lines="false" text:line-number="0"/>
      <style:text-properties style:font-name="Lucida Sans" fo:font-family="'Lucida Sans'"/>
    </style:style>
    <style:style style:name="Title" style:family="paragraph" style:parent-style-name="Heading" style:next-style-name="Subtitle" style:class="chapter">
      <style:paragraph-properties fo:margin-top="0.22cm" fo:margin-bottom="0.61cm" loext:contextual-spacing="false" fo:text-align="start" style:justify-single-word="false"/>
      <style:text-properties style:font-name="Helvetica1" fo:font-family="Helvetica" style:font-style-name="Fett" style:font-family-generic="swiss" style:font-pitch="variable" fo:font-size="13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.499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Seite <text:page-number style:num-format="1" text:select-page="current">0</text:page-number><text:s/>zum Schreiben vom <text:date style:data-style-name="N84" text:date-value="2005-11-29T21:28:40.990000152" text:fixed="true">2005-11-29</text:date></text:p>
      </style:head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747b5d0ebf89f41c860ec2a39efd7cb15b54f2d8</meta:generator>
    <dc:title>Förmlicher Brief (DIN)</dc:title>
    <meta:initial-creator>Martin Bayer</meta:initial-creator>
    <meta:creation-date>2005-11-29T21:30:46</meta:creation-date>
    <dc:creator>Martin Bayer</dc:creator>
    <dc:date>2005-11-29T21:31:04</dc:date>
    <dc:language>de-DE</dc:language>
    <meta:editing-cycles>3</meta:editing-cycles>
    <meta:editing-duration>PT2M24S</meta:editing-duration>
    <meta:document-statistic meta:table-count="1" meta:image-count="0" meta:object-count="0" meta:page-count="1" meta:paragraph-count="21" meta:word-count="40" meta:character-count="267" meta:non-whitespace-character-count="240"/>
    <meta:user-defined meta:name="Info 1"/>
    <meta:user-defined meta:name="Info 2"/>
    <meta:user-defined meta:name="Info 3"/>
    <meta:user-defined meta:name="Info 4"/>
    <meta:template xlink:type="simple" xlink:actuate="onRequest" xlink:title="Förmlicher Privatbrief (DIN)" xlink:href="../../.ooo-1.1/user/template/Förmlicher%20Privatbrief%20(DIN).stw" meta:date="2005-11-29T21:28:41"/>
  </office:meta>
</office:document-meta>
</file>